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rcBlockLastLine" style:list-style-name="OrgBulletedList"/>
    <style:style style:name="P3" style:family="paragraph" style:parent-style-name="Text_20_body" style:list-style-name="OrgBulletedList"/>
    <style:style style:name="P4" style:family="paragraph" style:parent-style-name="OrgSrcBlock" style:list-style-name="OrgBulletedList"/>
    <style:style style:name="P5" style:family="paragraph" style:parent-style-name="OrgTitle">
      <style:text-properties style:font-name="Droid Sans" officeooo:rsid="0008ade1" officeooo:paragraph-rsid="0008ade1"/>
    </style:style>
    <style:style style:name="P6" style:family="paragraph" style:parent-style-name="OrgTitle">
      <style:text-properties style:font-name="Droid Sans" fo:font-size="15pt" officeooo:rsid="0008ade1" officeooo:paragraph-rsid="0008ade1" style:font-size-asian="15pt" style:font-size-complex="15pt"/>
    </style:style>
    <style:style style:name="P7" style:family="paragraph" style:parent-style-name="OrgSubtitle">
      <style:text-properties fo:font-size="15pt" style:font-size-asian="15pt" style:font-size-complex="15pt"/>
    </style:style>
    <style:style style:name="P8" style:family="paragraph" style:parent-style-name="OrgSubtitle">
      <style:text-properties style:font-name="Droid Sans" fo:font-size="15pt" officeooo:rsid="0008ade1" officeooo:paragraph-rsid="0008ade1" style:font-size-asian="15pt" style:font-size-complex="15pt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5">1. Basic HTML and CSS</text:p>
      <text:p text:style-name="P6"/>
      <text:p text:style-name="P6">Finding 404</text:p>
      <text:p text:style-name="P8">The Nexus, SJCET</text:p>
      <text:p text:style-name="P7"/>
      <text:h text:style-name="Heading_5f_20_5f_1_5f_unnumbered" text:outline-level="1"><text:bookmark text:name="org8ed9a78"/><text:bookmark-start text:name="OrgXref.org8ed9a78"/>Basic HTML Structure <text:bookmark-end text:name="OrgXref.org8ed9a78"/></text:h>
      <text:p text:style-name="OrgSrcBlock">&lt;html&gt;</text:p>
      <text:p text:style-name="OrgSrcBlock">&lt;head&gt;</text:p>
      <text:p text:style-name="OrgSrcBlock">&lt;title&gt;website title&lt;/title&gt;</text:p>
      <text:p text:style-name="OrgSrcBlock">&lt;/head&gt;</text:p>
      <text:p text:style-name="OrgSrcBlock">&lt;body&gt;</text:p>
      <text:p text:style-name="OrgSrcBlock">content of website ...</text:p>
      <text:p text:style-name="OrgSrcBlock">&lt;/body&gt;</text:p>
      <text:p text:style-name="OrgSrcBlockLastLine">&lt;/html&gt;</text:p>
      <text:h text:style-name="Heading_5f_20_5f_1_5f_unnumbered" text:outline-level="1"><text:bookmark text:name="orgbad0fd5"/><text:bookmark-start text:name="OrgXref.orgbad0fd5"/>Common Tags <text:bookmark-end text:name="OrgXref.orgbad0fd5"/></text:h>
      <text:p text:style-name="OrgSrcBlock">- <text:s/>&lt;h?&gt; heading &lt;/h?&gt;<text:tab/> <text:s text:c="15"/>Heading (h1 for largest to h6 for smallest)</text:p>
      <text:p text:style-name="OrgSrcBlock">- <text:s/>&lt;p&gt; paragraph &lt;/p&gt;<text:tab/> <text:s text:c="15"/>Paragraph of Text</text:p>
      <text:p text:style-name="OrgSrcBlock">- <text:s/>&lt;b&gt; bold &lt;/b&gt;<text:tab/> <text:s text:c="15"/>Make text between tags bold</text:p>
      <text:p text:style-name="OrgSrcBlock">- <text:s/>&lt;i&gt; italic &lt;/i&gt;<text:tab/> <text:s text:c="15"/>Make text between tags italic</text:p>
      <text:p text:style-name="OrgSrcBlock">- <text:s/>&lt;a href="url"&gt; link name &lt;/a&gt; <text:s text:c="7"/>Create a link to another page or website</text:p>
      <text:p text:style-name="OrgSrcBlock">- <text:s/>&lt;div&gt; ... &lt;/div&gt;<text:tab/> <text:s text:c="15"/>Divide up page content into sections, and applying styles</text:p>
      <text:p text:style-name="OrgSrcBlock">- <text:s/>&lt;img src="filename.jpg"&gt; <text:tab/> <text:s text:c="7"/>Show an image</text:p>
      <text:p text:style-name="OrgSrcBlock">- <text:s/>&lt;ul&gt; &lt;li&gt; list &lt;/li&gt; &lt;/ul&gt;<text:tab/> <text:s text:c="7"/>Unordered, bullet-point list</text:p>
      <text:p text:style-name="OrgSrcBlock">- <text:s/>&lt;br&gt; <text:tab/> <text:s text:c="23"/>Line Break (force a new line)</text:p>
      <text:p text:style-name="OrgSrcBlockLastLine">- <text:s/>&lt;span style="color:red"&gt; red &lt;/span&gt; Use CSS style to change text colour</text:p>
      <text:h text:style-name="Heading_5f_20_5f_1_5f_unnumbered" text:outline-level="1"><text:bookmark text:name="org242c338"/><text:bookmark-start text:name="OrgXref.org242c338"/>Text Formatting <text:bookmark-end text:name="OrgXref.org242c338"/></text:h>
      <text:p text:style-name="OrgSrcBlock">&lt;h?&gt; ... &lt;/h?&gt; <text:s text:c="23"/>Heading (?= 1 for largest to 6 for smallest, eg h1)</text:p>
      <text:p text:style-name="OrgSrcBlock">&lt;b&gt; ... &lt;/b&gt; <text:s text:c="25"/>Bold Text</text:p>
      <text:p text:style-name="OrgSrcBlock">&lt;i&gt; ... &lt;/i&gt; <text:s text:c="25"/>Italic Text</text:p>
      <text:p text:style-name="OrgSrcBlock">&lt;u&gt; ... &lt;/u&gt; <text:s text:c="25"/>Underline Text</text:p>
      <text:p text:style-name="OrgSrcBlock">&lt;strike&gt; ... &lt;/strike&gt; <text:s text:c="15"/>Strikeout</text:p>
      <text:p text:style-name="OrgSrcBlock">&lt;sup&gt; ... &lt;/sup&gt; <text:s text:c="21"/>Superscript - Smaller text placed below normal text</text:p>
      <text:p text:style-name="OrgSrcBlock">&lt;sub&gt; ... &lt;/sub&gt; <text:s text:c="21"/>Subscript - Smaller text placed below normal text</text:p>
      <text:p text:style-name="OrgSrcBlock">&lt;small&gt; ... &lt;/small&gt; <text:s text:c="17"/>Small - Fineprint size text</text:p>
      <text:p text:style-name="OrgSrcBlock">&lt;tt&gt; ... &lt;/tt&gt; <text:s text:c="23"/>Typewriter Text</text:p>
      <text:p text:style-name="OrgSrcBlock">&lt;pre&gt; ... &lt;/pre&gt; <text:s text:c="21"/>Pre-formatted Text</text:p>
      <text:p text:style-name="OrgSrcBlock">&lt;blockquote&gt; ... &lt;/blockquote&gt; <text:s text:c="7"/>Text Block Quote</text:p>
      <text:p text:style-name="OrgSrcBlock">&lt;strong&gt; ... &lt;/strong&gt; <text:s text:c="15"/>Strong - Shown as Bold in most browsers</text:p>
      <text:p text:style-name="OrgSrcBlock">&lt;em&gt; ... &lt;/em&gt; <text:s text:c="23"/>Emphasis - Shown as Italics in most browsers</text:p>
      <text:p text:style-name="OrgSrcBlockLastLine">&lt;font&gt; ... &lt;/font&gt; <text:s text:c="19"/>Font tag obsolete, use CSS. (*)</text:p>
      <text:h text:style-name="Heading_5f_20_5f_1_5f_unnumbered" text:outline-level="1"><text:bookmark text:name="org7b4b9d8"/><text:bookmark-start text:name="OrgXref.org7b4b9d8"/><text:soft-page-break/>Section Divisions <text:bookmark-end text:name="OrgXref.org7b4b9d8"/></text:h>
      <text:p text:style-name="OrgSrcBlock">&lt;div&gt; ... &lt;/div&gt; <text:s text:c="13"/><text:tab/>Division or Section of Page Content</text:p>
      <text:p text:style-name="OrgSrcBlock">&lt;span&gt; ... &lt;/span&gt; <text:s text:c="11"/><text:tab/>Section of text within other content</text:p>
      <text:p text:style-name="OrgSrcBlock">&lt;p&gt; ... &lt;/p&gt; <text:s text:c="25"/>Paragraph of Text</text:p>
      <text:p text:style-name="OrgSrcBlock">&lt;br&gt; <text:s text:c="33"/>Line Break</text:p>
      <text:p text:style-name="OrgSrcBlock">&lt;hr&gt; <text:s text:c="25"/><text:tab/>Basic Horizontal Line</text:p>
      <text:p text:style-name="OrgSrcBlockLastLine">&lt;hr&gt;</text:p>
      <text:h text:style-name="Heading_5f_20_5f_2_5f_unnumbered" text:outline-level="2"><text:bookmark text:name="org0c0660c"/><text:bookmark-start text:name="OrgXref.org0c0660c"/>Tag Attributes: <text:bookmark-end text:name="OrgXref.org0c0660c"/></text:h>
      <text:p text:style-name="OrgSrcBlock">size="?"<text:tab/> <text:s text:c="23"/>Line Thickness in pixels</text:p>
      <text:p text:style-name="OrgSrcBlock">width="?" <text:s text:c="26"/><text:tab/>Line Width in pixels</text:p>
      <text:p text:style-name="OrgSrcBlock">width="??%" <text:s text:c="23"/><text:tab/>Line Width as a percentage</text:p>
      <text:p text:style-name="OrgSrcBlock">color="#??????" <text:s text:c="14"/><text:tab/>Line Colour (*)</text:p>
      <text:p text:style-name="OrgSrcBlock">align="?" <text:s text:c="19"/><text:tab/>Horizontal Alignment: left, center, right (*)</text:p>
      <text:p text:style-name="OrgSrcBlock">noshade <text:s text:c="21"/><text:tab/>No 3D cut-out</text:p>
      <text:p text:style-name="OrgSrcBlockLastLine">&lt;nobr&gt; ... &lt;/nobr&gt; <text:s text:c="10"/><text:tab/>Line Break</text:p>
      <text:p text:style-name="OrgSrcBlockLastLine"/>
      <text:h text:style-name="Heading_5f_20_5f_1_5f_unnumbered" text:outline-level="1"><text:bookmark text:name="orgd23896a"/><text:bookmark-start text:name="OrgXref.orgd23896a"/>Images <text:bookmark-end text:name="OrgXref.orgd23896a"/></text:h>
      <text:p text:style-name="OrgSrcBlock">&lt;img src="url" alt="text"&gt; <text:tab/> <text:s text:c="7"/>Basic Image</text:p>
      <text:p text:style-name="OrgSrcBlock">&lt;img&gt; <text:s text:c="32"/>Tag Attributes:<text:tab/> </text:p>
      <text:p text:style-name="OrgSrcBlock">src="url"<text:tab/> <text:s text:c="23"/>URL or filename of image (required!)</text:p>
      <text:p text:style-name="OrgSrcBlock">alt="text"<text:tab/> <text:s text:c="23"/>Alternate Text (required!)</text:p>
      <text:p text:style-name="OrgSrcBlock">align="?"<text:tab/> <text:s text:c="23"/>Image alignment within surrounding text (*)</text:p>
      <text:p text:style-name="OrgSrcBlock">width="??"<text:tab/> <text:s text:c="23"/>Image width (in pixels or %)</text:p>
      <text:p text:style-name="OrgSrcBlock">height="??"<text:tab/> <text:s text:c="23"/>Image height (in pixels or %)</text:p>
      <text:p text:style-name="OrgSrcBlock">border="??"<text:tab/> <text:s text:c="23"/>Border thickness (in pixels) (*)</text:p>
      <text:p text:style-name="OrgSrcBlock">vspace="??"<text:tab/> <text:s text:c="23"/>Space above and below image (in pixels) (*)</text:p>
      <text:p text:style-name="OrgSrcBlockLastLine">hspace="??"<text:tab/> <text:s text:c="23"/>Space on either side of image (in pixels) (*)</text:p>
      <text:h text:style-name="Heading_5f_20_5f_1_5f_unnumbered" text:outline-level="1"><text:bookmark text:name="org4e1f169"/><text:bookmark-start text:name="OrgXref.org4e1f169"/>Linking Tags <text:bookmark-end text:name="OrgXref.org4e1f169"/></text:h>
      <text:p text:style-name="OrgSrcBlock">&lt;a href="url"&gt; link text &lt;/a&gt;<text:tab/> <text:s text:c="7"/>Basic Link</text:p>
      <text:p text:style-name="OrgSrcBlock">&lt;a&gt; <text:s text:c="34"/>Tag Attributes:<text:tab/> </text:p>
      <text:p text:style-name="OrgSrcBlock">href="url"<text:tab/><text:tab/> <text:s text:c="15"/>Location (url) of page to link to.</text:p>
      <text:p text:style-name="OrgSrcBlock">name="??"<text:tab/><text:tab/> <text:s text:c="15"/>Name of link (name of anchor, or name of bookmark)</text:p>
      <text:p text:style-name="OrgSrcBlock">target="?"<text:tab/><text:tab/> <text:s text:c="15"/>Link target location: _self, _blank, _top, _parent.</text:p>
      <text:p text:style-name="OrgSrcBlock">href="url#bookmark"<text:tab/><text:tab/> <text:s text:c="7"/>Link to a bookmark (defined with name attribute).</text:p>
      <text:p text:style-name="OrgSrcBlockLastLine">href="mailto:email"<text:tab/><text:tab/> <text:s text:c="7"/>Link which initiates an email (dependant on user's email client).</text:p>
      <text:h text:style-name="Heading_5f_20_5f_1_5f_unnumbered" text:outline-level="1"><text:bookmark text:name="orgd1c8348"/><text:bookmark-start text:name="OrgXref.orgd1c8348"/>Lists <text:bookmark-end text:name="OrgXref.orgd1c8348"/></text:h>
      <text:p text:style-name="OrgSrcBlock">&lt;ol&gt; ... &lt;/ol&gt;<text:tab/> <text:s text:c="15"/>Ordered List</text:p>
      <text:p text:style-name="OrgSrcBlock">&lt;ul&gt; ... &lt;/ul&gt;<text:tab/> <text:s text:c="15"/>Un-ordered List</text:p>
      <text:p text:style-name="OrgSrcBlock">&lt;li&gt; ... &lt;/li&gt;<text:tab/> <text:s text:c="15"/>List Item (within ordered or unordered)</text:p>
      <text:p text:style-name="OrgSrcBlock">&lt;ol type="?"&gt;<text:tab/><text:tab/> <text:s text:c="15"/>Ordered list type: A, a, I, i, 1</text:p>
      <text:p text:style-name="OrgSrcBlock">&lt;ol start="??"&gt;<text:tab/> <text:s text:c="15"/>Ordered list starting value</text:p>
      <text:p text:style-name="OrgSrcBlock">&lt;ul type="?"&gt;<text:tab/><text:tab/> <text:s text:c="15"/>Unordered list bullet type: disc, <text:soft-page-break/>circle, square</text:p>
      <text:p text:style-name="OrgSrcBlock">&lt;li value="??"&gt;<text:tab/> <text:s text:c="15"/>List Item Value (changes current and subsequent items)</text:p>
      <text:p text:style-name="OrgSrcBlock">&lt;li type="??"&gt;<text:tab/> <text:s text:c="15"/>List Item Type (changes only current item)</text:p>
      <text:p text:style-name="OrgSrcBlock">&lt;dl&gt; ... &lt;/dl&gt;<text:tab/> <text:s text:c="15"/>Definition List</text:p>
      <text:p text:style-name="OrgSrcBlock">&lt;dt&gt; ... &lt;/dt&gt;<text:tab/> <text:s text:c="15"/>Term or phrase being defined</text:p>
      <text:p text:style-name="OrgSrcBlockLastLine">&lt;dd&gt; ... &lt;/dd&gt;<text:tab/> <text:s text:c="15"/>Detailed Definition of term</text:p>
      <text:h text:style-name="Heading_5f_20_5f_1_5f_unnumbered" text:outline-level="1"><text:bookmark text:name="org4ebeb84"/><text:bookmark-start text:name="OrgXref.org4ebeb84"/>Tables <text:bookmark-end text:name="OrgXref.org4ebeb84"/></text:h>
      <text:p text:style-name="OrgSrcBlock">&lt;table&gt; ... &lt;/table&gt; <text:s text:c="17"/>Define a Table</text:p>
      <text:p text:style-name="OrgSrcBlock">&lt;tr&gt; ... &lt;/tr&gt;<text:tab/> <text:s text:c="15"/>Table Row within table</text:p>
      <text:p text:style-name="OrgSrcBlock">&lt;th&gt; ... &lt;/th&gt;<text:tab/> <text:s text:c="15"/>Header Cell within table row</text:p>
      <text:p text:style-name="OrgSrcBlockLastLine">&lt;td&gt; ... &lt;/td&gt;<text:tab/> <text:s text:c="15"/>Table Cell within table row</text:p>
      <text:h text:style-name="Heading_5f_20_5f_2_5f_unnumbered" text:outline-level="2"><text:bookmark text:name="orgdbc9bc2"/><text:bookmark-start text:name="OrgXref.orgdbc9bc2"/>&lt;table&gt; Tag Attributes: <text:bookmark-end text:name="OrgXref.orgdbc9bc2"/></text:h>
      <text:p text:style-name="OrgSrcBlock">border="?"<text:tab/> <text:s text:c="23"/>Thickness of outside border</text:p>
      <text:p text:style-name="OrgSrcBlock">bordercolor="#??????" <text:s text:c="16"/>Border Colour</text:p>
      <text:p text:style-name="OrgSrcBlock">cellspacing="?" <text:s text:c="22"/>Space between cells (pixels)</text:p>
      <text:p text:style-name="OrgSrcBlock">cellpadding="?" <text:s text:c="22"/>Space between cell wall and content</text:p>
      <text:p text:style-name="OrgSrcBlock">align="??"<text:tab/> <text:s text:c="23"/>Horizontal Alignment: left, center, right (*)</text:p>
      <text:p text:style-name="OrgSrcBlock">bgcolor="#??????" <text:s text:c="20"/>Background Colour (*)</text:p>
      <text:p text:style-name="OrgSrcBlock">width="??"<text:tab/> <text:s text:c="23"/>Table Width (pixels or %) (*)</text:p>
      <text:p text:style-name="OrgSrcBlockLastLine">height="??"<text:tab/> <text:s text:c="23"/>Table Height (pixels or %) (*)</text:p>
      <text:h text:style-name="Heading_5f_20_5f_2_5f_unnumbered" text:outline-level="2"><text:bookmark text:name="org85da2d0"/><text:bookmark-start text:name="OrgXref.org85da2d0"/>&lt;td&gt; Tag Attributes: <text:bookmark-end text:name="OrgXref.org85da2d0"/></text:h>
      <text:p text:style-name="OrgSrcBlock">colspan="?"<text:tab/><text:tab/> <text:s text:c="7"/>Number of columns the cell spans across (cell merge)</text:p>
      <text:p text:style-name="OrgSrcBlock">rowspan="?"<text:tab/><text:tab/> <text:s text:c="7"/>Number of row a cell spans across (cell merge)</text:p>
      <text:p text:style-name="OrgSrcBlock">width="??"<text:tab/> <text:s text:c="7"/><text:tab/> <text:s text:c="7"/>Cell Width (pixels or %) (*)</text:p>
      <text:p text:style-name="OrgSrcBlock">height="??"<text:tab/><text:tab/> <text:s text:c="7"/>Cell Height (pixels or %) (*)</text:p>
      <text:p text:style-name="OrgSrcBlock">bgcolor="#??????" <text:s/><text:tab/> <text:s text:c="7"/>Background Colour (*)</text:p>
      <text:p text:style-name="OrgSrcBlock">align="??"<text:tab/> <text:s text:c="7"/><text:tab/> <text:s text:c="7"/>Horizontal Alignment: left, center, right (*)</text:p>
      <text:p text:style-name="OrgSrcBlock">valign="??"<text:tab/><text:tab/> <text:s text:c="7"/>Vertical Alignment: top, middle, bottom (*)</text:p>
      <text:p text:style-name="OrgSrcBlockLastLine">nowrap<text:tab/><text:tab/> <text:s text:c="15"/>Force no line breaks in a particular cell</text:p>
      <text:h text:style-name="Heading_5f_20_5f_1_5f_unnumbered" text:outline-level="1"><text:bookmark text:name="orgf77aa9c"/><text:bookmark-start text:name="OrgXref.orgf77aa9c"/>Frames <text:bookmark-end text:name="OrgXref.orgf77aa9c"/></text:h>
      <text:p text:style-name="OrgFixedWidthBlock">&lt;frameset&gt; ... &lt;/frameset&gt;<text:tab/> <text:s text:c="7"/>Define the set of Frames</text:p>
      <text:p text:style-name="OrgFixedWidthBlock">&lt;frame&gt; ... &lt;/frame&gt;<text:tab/> <text:s text:c="15"/>Define a frame within the frameset</text:p>
      <text:p text:style-name="OrgFixedWidthBlockLastLine">&lt;noframes&gt; ... &lt;/noframes&gt;<text:tab/> <text:s text:c="7"/>Unframed content (for browsers not supporting frames)</text:p>
      <text:h text:style-name="Heading_5f_20_5f_2_5f_unnumbered" text:outline-level="2"><text:bookmark text:name="org014fc1c"/><text:bookmark-start text:name="OrgXref.org014fc1c"/>&lt;frameset&gt; Tag Attributes: <text:bookmark-end text:name="OrgXref.org014fc1c"/></text:h>
      <text:p text:style-name="OrgSrcBlock">rows="??,??, ..."<text:tab/><text:tab/> <text:s text:c="7"/>Define row sizes &amp; number of rows (size in pixels or %)</text:p>
      <text:p text:style-name="OrgSrcBlock">cols="??,??, ..."<text:tab/><text:tab/> <text:s text:c="7"/>Define column sizes &amp; number of columns (size in pixels or %)</text:p>
      <text:p text:style-name="OrgSrcBlockLastLine">noresize="noresize"<text:tab/><text:tab/> <text:s text:c="7"/>User cannot resize any frames in frameset</text:p>
      <text:h text:style-name="Heading_5f_20_5f_2_5f_unnumbered" text:outline-level="2"><text:bookmark text:name="org06e550b"/><text:bookmark-start text:name="OrgXref.org06e550b"/><text:soft-page-break/>&lt;frame&gt; Tag Attributes: <text:bookmark-end text:name="OrgXref.org06e550b"/></text:h>
      <text:p text:style-name="OrgSrcBlock">src="url"<text:tab/><text:tab/> <text:s text:c="15"/>Location of HTML File for a frame</text:p>
      <text:p text:style-name="OrgSrcBlock">name="***"<text:tab/><text:tab/> <text:s text:c="15"/>Unique name of frame window</text:p>
      <text:p text:style-name="OrgSrcBlock">marginwidth="?"<text:tab/><text:tab/> <text:s text:c="7"/>Horizontal margin spacing inside frame (pixels)</text:p>
      <text:p text:style-name="OrgSrcBlock">marginheight="?"<text:tab/><text:tab/> <text:s text:c="7"/>Vertical margin spacing inside frame (pixels)</text:p>
      <text:p text:style-name="OrgSrcBlock">noresize="noresize"<text:tab/><text:tab/> <text:s text:c="7"/>Declare all frameset sizes as fixed</text:p>
      <text:p text:style-name="OrgSrcBlock">scrolling="***"<text:tab/><text:tab/> <text:s text:c="7"/>Can the user scroll inside the frame: yes, no, auto</text:p>
      <text:p text:style-name="OrgSrcBlock">frameborder="?"<text:tab/><text:tab/> <text:s text:c="7"/>Frame Border: (1=yes, 2=no)</text:p>
      <text:p text:style-name="OrgSrcBlockLastLine">bordercolor="#??????"<text:tab/> <text:s text:c="7"/>Border Colour (*)</text:p>
      <text:h text:style-name="Heading_5f_20_5f_1_5f_unnumbered" text:outline-level="1"><text:bookmark text:name="org7c1b52a"/><text:bookmark-start text:name="OrgXref.org7c1b52a"/>Forms <text:bookmark-end text:name="OrgXref.org7c1b52a"/></text:h>
      <text:p text:style-name="OrgSrcBlock">&lt;form&gt; ... &lt;/form&gt;<text:tab/> <text:s text:c="15"/>Form input group decleration</text:p>
      <text:p text:style-name="OrgSrcBlock">&lt;input&gt; ... &lt;/input&gt;<text:tab/> <text:s text:c="15"/>Input field within form</text:p>
      <text:p text:style-name="OrgSrcBlock">&lt;select&gt; ... &lt;/select&gt;<text:tab/> <text:s text:c="7"/>Select options from drop down list</text:p>
      <text:p text:style-name="OrgSrcBlock">&lt;option&gt; ... &lt;/option&gt;<text:tab/> <text:s text:c="7"/>Option (item) within drop down list</text:p>
      <text:p text:style-name="OrgSrcBlockLastLine">&lt;textarea&gt; ... &lt;/textarea&gt;<text:tab/> <text:s text:c="7"/>Large area for text input</text:p>
      <text:h text:style-name="Heading_5f_20_5f_2_5f_unnumbered" text:outline-level="2"><text:bookmark text:name="org3ef660d"/><text:bookmark-start text:name="OrgXref.org3ef660d"/>&lt;form&gt; Tag Attributes: <text:bookmark-end text:name="OrgXref.org3ef660d"/></text:h>
      <text:p text:style-name="OrgSrcBlock">action="url"<text:tab/><text:tab/> <text:s text:c="15"/>URL of Form Script</text:p>
      <text:p text:style-name="OrgSrcBlock">method="***"<text:tab/><text:tab/> <text:s text:c="15"/>Method of Form: get, post</text:p>
      <text:p text:style-name="OrgSrcBlockLastLine">enctype="***"<text:tab/> <text:s text:c="15"/>For File Upload: enctype="multipart/form-data"</text:p>
      <text:h text:style-name="Heading_5f_20_5f_2_5f_unnumbered" text:outline-level="2"><text:bookmark text:name="orgac63348"/><text:bookmark-start text:name="OrgXref.orgac63348"/>&lt;input&gt; Tag Attributes: <text:bookmark-end text:name="OrgXref.orgac63348"/></text:h>
      <text:p text:style-name="OrgSrcBlock">type="***"<text:tab/><text:tab/> <text:s text:c="15"/>Input Field Type: text, password, checkbox, submit etc.</text:p>
      <text:p text:style-name="OrgSrcBlock">name="***"<text:tab/><text:tab/> <text:s text:c="15"/>Form Field Name (for form processing script)</text:p>
      <text:p text:style-name="OrgSrcBlock">value="***"<text:tab/><text:tab/> <text:s text:c="15"/>Value of Input Field</text:p>
      <text:p text:style-name="OrgSrcBlock">size="***"<text:tab/><text:tab/> <text:s text:c="15"/>Field Size</text:p>
      <text:p text:style-name="OrgSrcBlock">maxlength="?"<text:tab/> <text:s text:c="15"/>Maximum Length of Input Field Data</text:p>
      <text:p text:style-name="OrgSrcBlockLastLine">checked<text:tab/><text:tab/> <text:s text:c="15"/>Mark selected field in radio button group or checkbox</text:p>
      <text:h text:style-name="Heading_5f_20_5f_2_5f_unnumbered" text:outline-level="2"><text:bookmark text:name="orgba87862"/><text:bookmark-start text:name="OrgXref.orgba87862"/>&lt;select&gt; Tag Attributes: <text:bookmark-end text:name="OrgXref.orgba87862"/></text:h>
      <text:p text:style-name="OrgSrcBlock">name="***"<text:tab/><text:tab/> <text:s text:c="15"/>Drop Down Combo-Box Name (for form processing script)</text:p>
      <text:p text:style-name="OrgSrcBlock">size="?"<text:tab/><text:tab/> <text:s text:c="15"/>Number of selectable options</text:p>
      <text:p text:style-name="OrgSrcBlockLastLine">multiple<text:tab/><text:tab/> <text:s text:c="15"/>Allow multiple selections</text:p>
      <text:h text:style-name="Heading_5f_20_5f_2_5f_unnumbered" text:outline-level="2"><text:bookmark text:name="org6ecaf6e"/><text:bookmark-start text:name="OrgXref.org6ecaf6e"/>&lt;option&gt; Tag Attributes: <text:bookmark-end text:name="OrgXref.org6ecaf6e"/></text:h>
      <text:p text:style-name="OrgSrcBlock">value="***"<text:tab/><text:tab/> <text:s text:c="15"/>Option Value</text:p>
      <text:p text:style-name="OrgSrcBlockLastLine">selected<text:tab/><text:tab/> <text:s text:c="15"/>Set option as default selected option</text:p>
      <text:h text:style-name="Heading_5f_20_5f_2_5f_unnumbered" text:outline-level="2"><text:bookmark text:name="orgfef653b"/><text:bookmark-start text:name="OrgXref.orgfef653b"/>&lt;textarea&gt; Tag Attributes: <text:bookmark-end text:name="OrgXref.orgfef653b"/></text:h>
      <text:p text:style-name="OrgSrcBlock">name="***"<text:tab/><text:tab/> <text:s text:c="15"/>Text Area Name (for form processing script)</text:p>
      <text:p text:style-name="OrgSrcBlock">rows="?"<text:tab/><text:tab/> <text:s text:c="15"/>Number of rows of text shown</text:p>
      <text:p text:style-name="OrgSrcBlock">cols="?"<text:tab/><text:tab/> <text:s text:c="15"/>Number of columns (characters per rows)</text:p>
      <text:p text:style-name="OrgSrcBlockLastLine">wrap="***"<text:tab/><text:tab/> <text:s text:c="15"/>Word Wrapping: off, hard, soft</text:p>
      <text:h text:style-name="Heading_5f_20_5f_1_5f_unnumbered" text:outline-level="1"><text:bookmark text:name="orgdb7ddab"/><text:bookmark-start text:name="OrgXref.orgdb7ddab"/><text:soft-page-break/>Special Characters <text:bookmark-end text:name="OrgXref.orgdb7ddab"/></text:h>
      <text:p text:style-name="OrgSrcBlock">&amp;lt;<text:tab/> &lt; <text:s text:c="3"/>- Less-Than Symbol</text:p>
      <text:p text:style-name="OrgSrcBlock">&amp;gt;<text:tab/> &gt; <text:s text:c="3"/>- Greater-Than Symbol</text:p>
      <text:p text:style-name="OrgSrcBlock">&amp;amp;<text:tab/> &amp; <text:s text:c="3"/>- Ampersand, or 'and' sign</text:p>
      <text:p text:style-name="OrgSrcBlock">&amp;quot; " <text:s text:c="3"/>- Quotation Mark</text:p>
      <text:p text:style-name="OrgSrcBlock">&amp;copy; © <text:s text:c="3"/>- Copyright Symbol</text:p>
      <text:p text:style-name="OrgSrcBlock">&amp;trade;™ <text:s text:c="3"/>- Trademark Symbol</text:p>
      <text:p text:style-name="OrgSrcBlockLastLine">&amp;nbsp; - <text:s text:c="3"/>A space (non-breaking space)</text:p>
      <text:h text:style-name="Heading_5f_20_5f_1_5f_unnumbered" text:outline-level="1"><text:bookmark text:name="org71def07"/><text:bookmark-start text:name="OrgXref.org71def07"/>Miscellaneous Tags <text:bookmark-end text:name="OrgXref.org71def07"/></text:h>
      <text:p text:style-name="OrgSrcBlock">&lt;!-- ... --&gt;<text:tab/> <text:s text:c="24"/>Comment within HTML source code</text:p>
      <text:p text:style-name="OrgSrcBlock">&lt;!DOCTYPE html ... &gt;<text:tab/> <text:s text:c="16"/>Document Type Definition (wiki)</text:p>
      <text:p text:style-name="OrgSrcBlock">&lt;meta&gt; ... &lt;/meta&gt;<text:tab/> <text:s text:c="16"/>META information tag</text:p>
      <text:p text:style-name="OrgSrcBlock">&lt;meta&gt; <text:s text:c="32"/>Tag Attributes:<text:tab/> </text:p>
      <text:p text:style-name="OrgSrcBlock">name="***"<text:tab/> <text:s text:c="24"/>Meta name: description, keywords, author</text:p>
      <text:p text:style-name="OrgSrcBlock">http-equiv="***"<text:tab/> <text:s text:c="16"/>HTTP Equivalent Info: title, etc.</text:p>
      <text:p text:style-name="OrgSrcBlock">content="***"<text:tab/> <text:s text:c="24"/>Information content</text:p>
      <text:p text:style-name="OrgSrcBlock">&lt;link&gt;<text:tab/> <text:s text:c="24"/>LINK content relationship tag</text:p>
      <text:p text:style-name="OrgSrcBlock">&lt;link&gt; <text:s text:c="32"/>Tag Attributes:<text:tab/> </text:p>
      <text:p text:style-name="OrgSrcBlock">rel="***"<text:tab/> <text:s text:c="24"/>Type of forward relationship</text:p>
      <text:p text:style-name="OrgSrcBlock">http="url"<text:tab/> <text:s text:c="24"/>Location (URL) of object or file being linked</text:p>
      <text:p text:style-name="OrgSrcBlock">type="***"<text:tab/> <text:s text:c="24"/>Type of object or file, eg: text/css</text:p>
      <text:p text:style-name="OrgSrcBlockLastLine">title="***"<text:tab/> <text:s text:c="24"/>Link title (optional)</text:p>
      <text:p text:style-name="OrgSrcBlockLastLine"/>
      <text:h text:style-name="Heading_5f_20_5f_1_5f_unnumbered" text:outline-level="1"><text:bookmark text:name="org2b60f22"/><text:bookmark-start text:name="OrgXref.org2b60f22"/>Body Background &amp; Colours <text:bookmark-end text:name="OrgXref.org2b60f22"/></text:h>
      <text:list xml:id="list2827639474" text:style-name="OrgBulletedList">
        <text:list-item>
          <text:p text:style-name="P3">&lt;body&gt; Tag Attributes: </text:p>
          <text:p text:style-name="P4">background="url"<text:tab/> <text:s text:c="16"/>Background Image (*)</text:p>
          <text:p text:style-name="P4">bgcolor="#??????" <text:tab/> <text:s text:c="16"/>Background Colour (*)</text:p>
          <text:p text:style-name="P4">text="#??????" <text:tab/> <text:s text:c="16"/>Document Text Colour (*)</text:p>
          <text:p text:style-name="P4">link="#??????" <text:tab/> <text:s text:c="16"/>Link Colour (*)</text:p>
          <text:p text:style-name="P4">vlink="#??????" <text:tab/> <text:s text:c="16"/>Visited Link Colour (*)</text:p>
          <text:p text:style-name="P4">alink="#??????" <text:tab/> <text:s text:c="16"/>Active Link Colour (*)</text:p>
          <text:p text:style-name="P4">bgproperties="fixed" <text:s text:c="17"/>Background Properties - "Fixed" = non-scrolling watermark (*)</text:p>
          <text:p text:style-name="P4">leftmargin="?" <text:tab/> <text:s text:c="16"/>Side Margin Size in Pixels (Internet Explorer) (*)</text:p>
          <text:p text:style-name="P2">topmargin="?" <text:tab/> <text:s text:c="16"/>Top Margin Size in Pixels (Internet Explorer) (*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72c2e" draw:opacity="100%"/>
      <style:paragraph-properties fo:background-color="#272c2e" fo:padding="0.0193in" fo:border="0.51pt solid #000000" style:shadow="none"/>
      <style:text-properties fo:color="#ffe20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NEXUS, SJCET</meta:initial-creator>
    <dc:date>2018-11-01T00:42:43.346553952</dc:date>
    <meta:creation-date>2018-11-01T00:34:24</meta:creation-date>
    <meta:generator>LibreOffice/6.1.2.1$Linux_X86_64 LibreOffice_project/10$Build-1</meta:generator>
    <meta:keyword/>
    <dc:subject/>
    <dc:title>Basic HTML Tags</dc:title>
    <meta:editing-duration>PT53S</meta:editing-duration>
    <meta:editing-cycles>1</meta:editing-cycles>
    <meta:document-statistic meta:table-count="0" meta:image-count="0" meta:object-count="0" meta:page-count="5" meta:paragraph-count="190" meta:word-count="1147" meta:character-count="9973" meta:non-whitespace-character-count="6458"/>
  </office:meta>
</office:document-meta>
</file>